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BD3DC71593FCDD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681in, 1.2264in, 0.7126in, 0.721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74in" svg:y="-0.072in" svg:width="10.9992in" svg:height="6.8965in" draw:z-index="0"><draw:image xlink:href="Pictures/1000020100000780000004B0BD3DC71593FCDD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29:11.083212811</meta:creation-date>
    <dc:date>2017-10-30T11:30:51.665392538</dc:date>
    <meta:editing-duration>PT1M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